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string" table:style-name="ce1">
            <text:p>Niveau de gris</text:p>
          </table:table-cell>
          <table:table-cell office:value-type="float" office:value="8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tep</text:p>
          </table:table-cell>
          <table:table-cell office:value-type="float" office:value="14.285714285714286" table:formula="of:=100/([.E1]-1)" table:style-name="ce1">
            <text:p>14,285714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85.714285714285708" table:formula="of:=[.D3]-[.$E$2]" table:style-name="ce1">
            <text:p>85,71428571</text:p>
          </table:table-cell>
          <table:table-cell office:value-type="float" office:value="71.428571428571416" table:formula="of:=[.E3]-[.$E$2]" table:style-name="ce1">
            <text:p>71,42857143</text:p>
          </table:table-cell>
          <table:table-cell office:value-type="float" office:value="57.142857142857132" table:formula="of:=[.F3]-[.$E$2]" table:style-name="ce1">
            <text:p>57,14285714</text:p>
          </table:table-cell>
          <table:table-cell office:value-type="float" office:value="42.857142857142847" table:formula="of:=[.G3]-[.$E$2]" table:style-name="ce1">
            <text:p>42,85714286</text:p>
          </table:table-cell>
          <table:table-cell office:value-type="float" office:value="28.571428571428562" table:formula="of:=[.H3]-[.$E$2]" table:style-name="ce1">
            <text:p>28,57142857</text:p>
          </table:table-cell>
          <table:table-cell office:value-type="float" office:value="14.285714285714276" table:formula="of:=[.I3]-[.$E$2]" table:style-name="ce1">
            <text:p>14,28571429</text:p>
          </table:table-cell>
          <table:table-cell office:value-type="float" office:value="0" table:formula="of:=[.J3]-[.$E$2]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.3335779679255051" table:formula="of:=(100*LOG10(2))/(LOG10(4095))" table:style-name="ce1">
            <text:p>8,333577968</text:p>
          </table:table-cell>
          <table:table-cell table:style-name="ce1"/>
          <table:table-cell office:value-type="string" table:style-name="ce1">
            <text:p>Bright</text:p>
          </table:table-cell>
          <table:table-cell office:value-type="float" office:value="4095" table:formula="of:=ROUND(POWER(2;([.D3]/[.$A$4]));0)" table:style-name="ce1">
            <text:p>4095</text:p>
          </table:table-cell>
          <table:table-cell office:value-type="float" office:value="1248" table:formula="of:=ROUND(POWER(2;([.E3]/[.$A$4]));0)" table:style-name="ce1">
            <text:p>1248</text:p>
          </table:table-cell>
          <table:table-cell office:value-type="float" office:value="380" table:formula="of:=ROUND(POWER(2;([.F3]/[.$A$4]));0)" table:style-name="ce1">
            <text:p>380</text:p>
          </table:table-cell>
          <table:table-cell office:value-type="float" office:value="116" table:formula="of:=ROUND(POWER(2;([.G3]/[.$A$4]));0)" table:style-name="ce1">
            <text:p>116</text:p>
          </table:table-cell>
          <table:table-cell office:value-type="float" office:value="35" table:formula="of:=ROUND(POWER(2;([.H3]/[.$A$4]));0)" table:style-name="ce1">
            <text:p>35</text:p>
          </table:table-cell>
          <table:table-cell office:value-type="float" office:value="11" table:formula="of:=ROUND(POWER(2;([.I3]/[.$A$4]));0)" table:style-name="ce1">
            <text:p>11</text:p>
          </table:table-cell>
          <table:table-cell office:value-type="float" office:value="3" table:formula="of:=ROUND(POWER(2;([.J3]/[.$A$4]));0)" table:style-name="ce1">
            <text:p>3</text:p>
          </table:table-cell>
          <table:table-cell office:value-type="float" office:value="1" table:formula="of:=ROUND(POWER(2;([.K3]/[.$A$4]));0)" table:style-name="ce1">
            <text:p>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Ben</meta:initial-creator>
    <dc:creator>Ben</dc:creator>
    <meta:creation-date>2016-10-01T15:38:39Z</meta:creation-date>
    <dc:date>2016-10-01T15:45:46Z</dc:date>
  </office:meta>
</office:document-meta>
</file>